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 4e session ordinaire gestion 2024 de la commune de Zio 3 s'est ouverte ce lundi à Agbelouvé sous la présidence du Maire Koffi Atsou DZENE <text:line-break/><text:line-break/>Le Maire de la Commune de Zio 3, Koffi Atsou DZENE a ouvert ce lundi, les travaux de la 4e session ordinaire gestion 2024 du conseil municipal de Zio 3 qui se sont déroulés du 28 au 31 octobre 2024. C'est la grande salle de la Mairie d'Agbelouvé qui a servi de cadre à la cérémonie d'ouverture dde la session qui s'est déroulée en présence des conseillers municipaux, du Secrétaire Général de la Mairie de Zio 3, du commandant de brigade de la gendarmerie d'Agbelouvé, du commissaire d'Agbelouvé, des femmes du grand marché d'Agbelouvé, des commerçantes, des responsables des corps de métiers et des personnes ressources.</text:p>
      <text:p text:style-name="Standard"/>
      <text:p text:style-name="Standard"/>
      <text:p text:style-name="Standard"/>
      <text:p text:style-name="Standard"/>
      <text:p text:style-name="Standard">------------</text:p>
      <text:p text:style-name="Standard">La Mairie de Zio1 offre de nouveaux bâtiments scolaires </text:p>
      <text:p text:style-name="Standard"/>
      <text:p text:style-name="Standard">La Mairie de Zio1 offre de nouveaux bâtiments scolaires aux cantons de Kpomé, Abobo, Gblainvié et Davié.A quelques jours de la rentrée scolaire 2024-2025, la Mairie de Zio1 surprend agréablement les populations de Kpomé, Abobo, Gblainvié et Davié avec de nouveaux bâtiments scolaires. </text:p>
      <text:p text:style-name="Standard"/>
      <text:p text:style-name="Standard">La Mairie de Zio1 offre de nouveaux bâtiments scolaires aux cantons de Kpomé, Abobo, Gblainvié et Davié.A quelques jours de la rentrée scolaire 2024-2025, la Mairie de Zio1 surprend agréablement les populations de Kpomé, Abobo, Gblainvié et Davié avec de nouveaux bâtiments scolaires. Les clés de ces joyaux ont été officiellement remises aux Chefs Cantons par le Maire de la Commune de Zio1, AGOGNO Sodjédo Messan les 11 et 12 septembre 2024. Il s'agit pour la Mairie de Zio1 de mettre les élèves dans de meilleures conditions d’études pour une transformation positive de leur avenir.Les bâtiments scolaires sont composés de 3 salles de classes avec bureau, magasin et 2 blocs de latrines de 3 cabines. La délégation conduite par le Maire de la Commune de Zio1, AGOGNO Sodjédo Messan a officiellement remis les clés des nouvelles infrastructures scolaires bâties aux Chefs Cantons qui ont à leur tour transmis ces clés aux responsables des établissements scolaires concernés. Il s'agit donc du CEG Lebé; EPP Kpomé-Apeyeme; Lycée Kpomé-Apeyeme; EPP Kpomé-Agomé; CEG Kpomé Akadjamé-Agomé; EPP Gblainvié-Kpétsi et EPP Davié-Dzogbé . Cette action magnanime de la Mairie de Zio1 se déroule seulement à quelques jours de la rentrée scolaire 2024-2025 prévue ce lundi 16 septembre. Dans le cadre de l’exécution de son plan d’action 2020-2025, la Mairie de Zio1 dans le secteur de l’éducation a prévu la construction de plusieurs infrastructures scolaires spacieuses et confortables aux élèves dans la Commune afin de réduire les effectifs pléthoriques dans les classes et d’offrir des cadres de travail confortables aux enseignants. Ces bâtiments scolaires ont été construits grâce aux fonds de Responsabilité Sociétale des Entreprises (RSE) qui opèrent dans la Commune de Zio1 notamment la SNPT, SAFER et l’ODEF. Au Togo le code minier exige aux entreprises ou société minières opérant dans une localité du pays dans le cadre de la RSE de réserver 0.75% de leur chiffre d’affaires pour les projets de développement sociaux au bénéfice de la population. C’est à ce titre que la Commune de Zio1 pour l’année 2023 a programmé la construction de 8 bâtiments scolaires dans les cantons concernés dont 7 ont été inaugurés les 11 et 12 septembre 2024 pour que ces bâtiments puissent être accessibles aux élèves dès cette rentrée scolaire. Il faut préciser que depuis 2020, la Mairie de Zio1 a construit 18 bâtiments scolaires dans la Commune de Zio1 grâce aux fonds RSE.Le Maire de la Commune de Zio1, AGOGNO Sodjédo Messan dans son propos a exhorté les populations bénéficiaires à prendre toutes les dispositions nécessaires pour prendre soin de ces joyaux qui visent à améliorer les cadres d’éducation des apprenants afin que les générations à venir puissent également jouir de ces infrastructures. Ce sont les Chefs Cantons des différentes <text:soft-page-break/>localités précitées qui ont eu le privilège de réceptionner les clés au nom des populations bénéficiaires. Ils ont au nom ces populations exprimé leur gratitude au Maire et à tout le Conseil municipal de Zio1 pour cette action salvatrice et pour le choix de leur localité pour abriter ces nouvelles infrastructures scolaires. Ils ont également exprimé leur reconnaissance aux entreprises donatrices qui ont mis ces fonds à la disposition de la Mairie de Zio1 pour la construction de ces joyaux. «Je tiens à exprimer notre profonde gratitude envers les entreprises donatrices et la Mairie de Zio1 pour cet acte généreux et leurs engagements pour une éducation de qualité des enfants. Grace à vous nous avons aujourd’hui un espace moderne et accueillant conçu pour nos élèves. Ce bâtiment symbolise notre ambition collective de fournir une éducation de qualité et d’offrir à chaque enfant les outils nécessaires pour son épanouissement et sa réussite », a indiqué Mme MAMAN Aoussi Traoré, Directrice de l’EPP Gblainvié-Kpétsi.Il est à souligner qu’un Centre Médico-social (CMS) est également en cours de construction à Kpomé grâce aux fonds RSE. Dans les prochains jours les premières pierres vont être également posées dans les cantons de Gblainvié, Davié et Abobo pour la construction de centres de sant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7T21:06:36.770814799</meta:creation-date>
    <dc:date>2025-09-27T21:08:32.654611564</dc:date>
    <meta:editing-duration>PT1M55S</meta:editing-duration>
    <meta:editing-cycles>3</meta:editing-cycles>
    <meta:generator>LibreOffice/7.3.7.2$Linux_X86_64 LibreOffice_project/30$Build-2</meta:generator>
    <meta:document-statistic meta:table-count="0" meta:image-count="0" meta:object-count="0" meta:page-count="2" meta:paragraph-count="5" meta:word-count="844" meta:character-count="5253" meta:non-whitespace-character-count="4410"/>
  </office:meta>
</office:document-meta>
</file>